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1E0000001E80F3E5FC.gif" manifest:media-type="image/gif"/>
  <manifest:file-entry manifest:full-path="Pictures/100000000000001E0000001E5C292DD5.gif" manifest:media-type="image/gif"/>
  <manifest:file-entry manifest:full-path="Pictures/100000000000001E0000001E2F204F9B.gif" manifest:media-type="image/gif"/>
  <manifest:file-entry manifest:full-path="Pictures/10000201000003E8000003E83CDBD0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3.673cm" fo:padding-top="0.5cm" fo:padding-bottom="0.5cm" fo:padding-left="0.5cm" fo:padding-right="0.5cm" draw:shadow="visible" draw:shadow-color="#006600"/>
    </style:style>
    <style:style style:name="gr4" style:family="graphic" style:parent-style-name="standard">
      <style:graphic-properties draw:stroke="solid" svg:stroke-width="0.2cm" svg:stroke-color="#cc0066" draw:marker-start-width="0.561cm" draw:marker-end-width="0.561cm" draw:fill="solid" draw:fill-color="#ffffff" draw:opacity="100%" fo:min-height="9.563cm" fo:padding-top="0.5cm" fo:padding-bottom="0.5cm" fo:padding-left="0.5cm" fo:padding-right="0.5cm" draw:shadow="visible" draw:shadow-color="#ffcc99" draw:shadow-opacity="100%"/>
    </style:style>
    <style:style style:name="gr5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3.673cm" fo:padding-top="0.5cm" fo:padding-bottom="0.5cm" fo:padding-left="0.5cm" fo:padding-right="0.5cm" draw:shadow="visible" draw:shadow-color="#006600"/>
    </style:style>
    <style:style style:name="gr6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1.904cm" fo:padding-top="0.5cm" fo:padding-bottom="0.5cm" fo:padding-left="0.5cm" fo:padding-right="0.5cm" draw:shadow="visible" draw:shadow-color="#006600"/>
    </style:style>
    <style:style style:name="pr1" style:family="presentation" style:parent-style-name="Predeterminado-title">
      <style:graphic-properties fo:min-height="6.505cm"/>
    </style:style>
    <style:style style:name="pr2" style:family="presentation" style:parent-style-name="Predeterminado-subtitle">
      <style:graphic-properties draw:fill-color="#ffffff" fo:min-height="1.313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P1" style:family="paragraph">
      <style:text-properties fo:color="#0000cc" fo:font-size="66pt" style:font-size-asian="66pt" style:font-size-complex="66pt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margin-top="0.42cm" fo:margin-bottom="0.35cm" fo:text-align="justify"/>
    </style:style>
    <style:style style:name="P7" style:family="paragraph">
      <loext:graphic-properties draw:fill="solid" draw:fill-color="#ffffff"/>
      <style:paragraph-properties fo:margin-top="0.42cm" fo:margin-bottom="0.35cm" fo:text-align="center"/>
      <style:text-properties style:font-name="Comic Sans MS1" fo:font-size="22pt" style:letter-kerning="true" style:font-name-asian="Droid Sans Fallback" style:font-size-asian="22pt" style:font-name-complex="FreeSans" style:font-size-complex="22pt"/>
    </style:style>
    <style:style style:name="P8" style:family="paragraph">
      <loext:graphic-properties draw:fill="solid" draw:fill-color="#ffffff" draw:opacity="100%"/>
      <style:paragraph-properties fo:margin-top="0.42cm" fo:margin-bottom="0.35cm" fo:text-align="center"/>
      <style:text-properties style:font-name="Comic Sans MS1" fo:font-size="24pt" style:font-size-asian="26pt" style:font-size-complex="26pt"/>
    </style:style>
    <style:style style:name="P9" style:family="paragraph">
      <style:paragraph-properties fo:margin-top="0.42cm" fo:margin-bottom="0.35cm" fo:text-align="justify"/>
      <style:text-properties fo:font-size="18pt" style:font-size-asian="18pt" style:font-size-complex="18pt"/>
    </style:style>
    <style:style style:name="P10" style:family="paragraph">
      <loext:graphic-properties draw:fill="solid" draw:fill-color="#ffffff"/>
      <style:paragraph-properties fo:margin-top="0.42cm" fo:margin-bottom="0.35cm" fo:text-align="justify"/>
      <style:text-properties style:font-name="Comic Sans MS1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fo:color="#0000cc"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mic Sans MS1" fo:font-size="22pt" style:letter-kerning="true" style:font-name-asian="Droid Sans Fallback" style:font-size-asian="22pt" style:font-name-complex="FreeSans" style:font-size-complex="22pt"/>
    </style:style>
    <style:style style:name="T4" style:family="text">
      <style:text-properties style:font-name="Comic Sans MS1" fo:font-size="22pt" fo:font-style="italic" fo:font-weight="bold" style:letter-kerning="true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T5" style:family="text">
      <style:text-properties style:font-name="Comic Sans MS1" fo:font-size="24pt" style:font-size-asian="26pt" style:font-size-complex="26pt"/>
    </style:style>
    <style:style style:name="T6" style:family="text">
      <style:text-properties style:font-name="Comic Sans MS1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6.505cm" svg:x="1.351cm" svg:y="2.672cm" presentation:class="title" presentation:user-transformed="true">
          <draw:text-box>
            <text:p><text:span text:style-name="T1">Persistencia</text:span></text:p>
          </draw:text-box>
        </draw:frame>
        <draw:frame presentation:style-name="pr2" draw:text-style-name="P2" draw:layer="layout" svg:width="20.2cm" svg:height="1.313cm" svg:x="7cm" svg:y="16.287cm" presentation:class="subtitle" presentation:user-transformed="true">
          <draw:text-box>
            <text:p><text:span text:style-name="T2">Por Aurelio Gallardo, BY-NC-S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finición</text:p>
          </draw:text-box>
        </draw:frame>
        <draw:frame draw:style-name="gr2" draw:text-style-name="P4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4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4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3" draw:text-style-name="P7" draw:layer="layout" svg:width="24.988cm" svg:height="4.673cm" svg:x="1.533cm" svg:y="4.198cm">
          <draw:text-box>
            <text:p text:style-name="P5"><text:span text:style-name="T3">Es la capacidad de un programa de guardar y recuperar datos.</text:span></text:p>
            <text:p text:style-name="P6"><text:span text:style-name="T3">Pero también algo más: consiste en poder guardarlos de forma ordenada, estructurada, en forma </text:span><text:span text:style-name="T4">serializada</text:span><text:span text:style-name="T3">.</text:span></text:p>
          </draw:text-box>
        </draw:frame>
        <draw:frame draw:style-name="gr4" draw:text-style-name="P8" draw:layer="layout" svg:width="26.8cm" svg:height="10.563cm" svg:x="0.608cm" svg:y="9.839cm">
          <draw:text-box>
            <text:p text:style-name="P6"><text:span text:style-name="T5">Ejemplo: imagina que quiero guardar resultados de partidos de fútbol. Lo puedo hacer como una lista de tuplas:</text:span></text:p>
            <text:p text:style-name="P5"><text:span text:style-name="T5">[“Real Madrid”, “Sevilla”, 3, 1, 22-10-2015]</text:span></text:p>
            <text:p text:style-name="P5"><text:span text:style-name="T5">[“FC Barcelona”, “Málaga”, 2, 2, 7-5-2014]</text:span></text:p>
            <text:p text:style-name="P6"><text:span text:style-name="T5">Es muy común que los valores numéricos se conviertan a texto para guardarlos, y, posteriormente se vuelvan a convertir a números al recuperarl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cheros CSV</text:p>
          </draw:text-box>
        </draw:frame>
        <draw:frame draw:style-name="gr2" draw:text-style-name="P4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4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4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5" draw:text-style-name="P10" draw:layer="layout" svg:width="24.988cm" svg:height="11.942cm" svg:x="1.4cm" svg:y="5.127cm">
          <draw:text-box>
            <text:p text:style-name="P9"><text:span text:style-name="T6">Es muy usado el tipo de fichero de texto CSV</text:span></text:p>
            <text:list text:style-name="L1">
              <text:list-item>
                <text:p text:style-name="P9"><text:span text:style-name="T6">En él los datos están separados por comas (otros separados como ; son posibles) </text:span></text:p>
              </text:list-item>
              <text:list-item>
                <text:p text:style-name="P9"><text:span text:style-name="T6">Los datos se cierran entre comillas. Cada registro acaba en un fin de línea.</text:span></text:p>
              </text:list-item>
              <text:list-item>
                <text:p text:style-name="P9"><text:span text:style-name="T6">Opcionalmente la primera línea, sin comillas, contiene el nombre de los campos.</text:span></text:p>
              </text:list-item>
            </text:list>
            <text:p text:style-name="P9"><text:span text:style-name="T6"><text:tab/></text:span><text:span text:style-name="T6">Nombre,Apellido,Telefono,Cumpleaños</text:span></text:p>
            <text:p text:style-name="P9"><text:span text:style-name="T6"><text:tab/></text:span><text:span text:style-name="T6">"John","Smith","555-0101","1973-11-24"</text:span></text:p>
            <text:p text:style-name="P9"><text:span text:style-name="T6"><text:tab/></text:span><text:span text:style-name="T6">"Jane","Smith","555-0101","1975-06-12"</text:span></text:p>
            <text:list text:continue-numbering="true" text:style-name="L1">
              <text:list-item>
                <text:p text:style-name="P9"><text:span text:style-name="T6">Se usa el módulo csv para leer este tipo de ficheros, de forma fácil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cheros BINARIOS</text:p>
          </draw:text-box>
        </draw:frame>
        <draw:frame draw:style-name="gr2" draw:text-style-name="P4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4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4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6" draw:text-style-name="P10" draw:layer="layout" svg:width="24.988cm" svg:height="2.904cm" svg:x="1.4cm" svg:y="5.127cm">
          <draw:text-box>
            <text:p text:style-name="P9"><text:span text:style-name="T6">También se pueden guardar datos en ficheros binarios. En esta ocasión, es mejor manejar el módulo pickl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1" fo:font-family="'Comic Sans MS'" style:font-family-generic="script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draw:style-name="Mgr3" draw:text-style-name="MP5" draw:layer="backgroundobjects" svg:width="20.999cm" svg:height="20.999cm" svg:x="0cm" svg:y="0.001cm">
        <draw:image xlink:href="Pictures/10000201000003E8000003E83CDBD0E2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Pulse para editar el formato del texto de título</text:p>
        </draw:text-box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1T07:35:24.048921037</meta:creation-date>
    <dc:date>2015-11-01T20:20:37.534833367</dc:date>
    <meta:editing-duration>PT3H33M54S</meta:editing-duration>
    <meta:editing-cycles>19</meta:editing-cycles>
    <meta:generator>LibreOffice/4.4.2.2$Linux_x86 LibreOffice_project/40m0$Build-2</meta:generator>
    <meta:document-statistic meta:object-count="48"/>
  </office:meta>
</office:document-meta>
</file>